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3829e2" officeooo:paragraph-rsid="003829e2"/>
    </style:style>
    <style:style style:name="P2" style:family="paragraph" style:parent-style-name="Heading_20_3" style:list-style-name="" style:master-page-name="Right_20_Page">
      <style:paragraph-properties fo:text-align="center" style:justify-single-word="false" style:page-number="auto"/>
      <style:text-properties officeooo:rsid="003829e2" officeooo:paragraph-rsid="0005ade2"/>
    </style:style>
    <style:style style:name="P3" style:family="paragraph" style:parent-style-name="Text_20_body" style:list-style-name="">
      <style:paragraph-properties fo:text-align="start" style:justify-single-word="false"/>
      <style:text-properties officeooo:rsid="003b15ec" officeooo:paragraph-rsid="0005ade2"/>
    </style:style>
    <style:style style:name="P4" style:family="paragraph" style:parent-style-name="Text_20_body" style:list-style-name="">
      <style:paragraph-properties fo:text-align="start" style:justify-single-word="false"/>
      <style:text-properties officeooo:rsid="0038abb1" officeooo:paragraph-rsid="0005ade2"/>
    </style:style>
    <style:style style:name="T1" style:family="text">
      <style:text-properties officeooo:rsid="003bfb11"/>
    </style:style>
    <style:style style:name="T2" style:family="text">
      <style:text-properties officeooo:rsid="00395e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Cover letter for the application</text:h>
      <text:h text:style-name="P4" text:outline-level="3">You may consider my application not quite relevant based on my experience to your position, but I’d like to <text:span text:style-name="T2">assure you, that during my work dozens times I was in situation when I had to quickly and quite deeply dive into new fields to provide emergent assistance to my colleagues, for example I learnt: neural networks and trading robots, telecom protocols and network analyser application source code (for patching it), syntax analysis and cyphering algorithms…</text:span></text:h>
      <text:h text:style-name="P3" text:outline-level="3">That is to say I highly motivated to reaching targets and usually I like studying something new <text:span text:style-name="T1">if it helps getting work don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829e2" officeooo:paragraph-rsid="003829e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cfe7f5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MP1">Andrey Kashirin, CTO at SysQual</text:p>
      </style:footer>
    </style:master-page>
    <style:master-page style:name="Left_20_Page" style:display-name="Left Page" style:page-layout-name="Mpm3" style:next-style-name="Right_20_Page">
      <style:footer>
        <text:p text:style-name="MP1">Andrey Kashirin. Cover letter for the applicatio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Kashirin</meta:initial-creator>
    <meta:creation-date>2019-03-11T22:34:09.300056218</meta:creation-date>
    <dc:date>2019-03-11T22:34:32.787219781</dc:date>
    <dc:creator>Andrey Kashirin</dc:creator>
    <meta:editing-duration>PT23S</meta:editing-duration>
    <meta:editing-cycles>1</meta:editing-cycles>
    <meta:document-statistic meta:table-count="0" meta:image-count="0" meta:object-count="0" meta:page-count="1" meta:paragraph-count="5" meta:word-count="115" meta:character-count="700" meta:non-whitespace-character-count="590"/>
    <meta:generator>LibreOffice/5.1.6.2$Linux_X86_64 LibreOffice_project/10m0$Build-2</meta:generator>
  </office:meta>
</office:document-meta>
</file>